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21-04-06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20-07-30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10-28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4-08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9-03-22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1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10-18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5-10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5-03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0-17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10-11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5-31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4-06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4-04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0-05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9-14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5-19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4-22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4-05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6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10-01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9-28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7-07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5-22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4-29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0-02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9-09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5-08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4-14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0-21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9-04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5-07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4-29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11-06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2-05-30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2011-05-18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1999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1999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1999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1998-11-22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1998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1998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1</text:p>
          </table:table-cell>
          <table:table-cell office:value-type="string" calcext:value-type="string">
            <text:p>1998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4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716" meta:object-count="0"/>
    <meta:user-defined meta:name="AppVersion">3.0</meta:user-defined>
  </office:meta>
</office:document-meta>
</file>